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3000000EEDB7E29EB.png" manifest:media-type="image/png"/>
  <manifest:file-entry manifest:full-path="Pictures/10000201000001000000010002DEDBEB.png" manifest:media-type="image/png"/>
  <manifest:file-entry manifest:full-path="Pictures/100002010000020000000200B5F7159F.png" manifest:media-type="image/png"/>
  <manifest:file-entry manifest:full-path="Pictures/10000201000001000000010058E75715.png" manifest:media-type="image/png"/>
  <manifest:file-entry manifest:full-path="Pictures/10000201000001190000002044031178.png" manifest:media-type="image/png"/>
  <manifest:file-entry manifest:full-path="Pictures/1000020100000244000002011DABBC08.png" manifest:media-type="image/png"/>
  <manifest:file-entry manifest:full-path="Pictures/100002010000030000000300F6F7A0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391cm, -0.022cm, 0cm)" draw:image-opacity="100%" style:mirror="none"/>
    </style:style>
    <style:style style:name="gr3" style:family="graphic" style:parent-style-name="standard">
      <style:graphic-properties svg:stroke-color="#111111" draw:fill-color="#ffffff" draw:textarea-horizontal-align="justify" draw:textarea-vertical-align="middle" draw:auto-grow-height="false" fo:min-height="1.274cm" fo:min-width="3.564cm"/>
    </style:style>
    <style:style style:name="gr4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cm, 5.284cm)" draw:image-opacity="100%" style:mirror="none"/>
    </style:style>
    <style:style style:name="gr6" style:family="graphic" style:parent-style-name="standard">
      <style:graphic-properties svg:stroke-color="#000000" draw:fill-color="#ffcc99" draw:textarea-horizontal-align="justify" draw:textarea-vertical-align="middle" draw:auto-grow-height="false" fo:min-height="1.528cm" fo:min-width="3.31cm"/>
    </style:style>
    <style:style style:name="gr7" style:family="graphic" style:parent-style-name="standard">
      <style:graphic-properties svg:stroke-color="#000000" draw:fill-color="#ffcccc" draw:textarea-horizontal-align="justify" draw:textarea-vertical-align="middle" draw:auto-grow-height="false" fo:min-height="1.073cm" fo:min-width="3.31cm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1.91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3.437cm"/>
    </style:style>
    <style:style style:name="gr10" style:family="graphic" style:parent-style-name="standard">
      <style:graphic-properties draw:stroke="none" svg:stroke-color="#000000" draw:fill="none" draw:fill-color="#ffffff" fo:min-height="2.036cm"/>
    </style:style>
    <style:style style:name="gr11" style:family="graphic" style:parent-style-name="standard">
      <style:graphic-properties draw:stroke="none" svg:stroke-color="#000000" draw:fill="none" draw:fill-color="#ffffff" fo:min-height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cc99"/>
      <style:paragraph-properties fo:text-align="center"/>
    </style:style>
    <style:style style:name="P6" style:family="paragraph">
      <loext:graphic-properties draw:fill-color="#ffcccc"/>
      <style:paragraph-properties fo:text-align="cente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2.092cm" svg:height="2.092cm" svg:x="8.6cm" svg:y="7.128cm">
          <draw:image xlink:href="Pictures/100002010000030000000300F6F7A03E.png" xlink:type="simple" xlink:show="embed" xlink:actuate="onLoad">
            <text:p/>
          </draw:image>
        </draw:frame>
        <draw:frame draw:style-name="gr2" draw:text-style-name="P1" xml:id="id1" draw:id="id1" draw:layer="layout" svg:width="5.333cm" svg:height="1.523cm" svg:x="1.279cm" svg:y="8.516cm">
          <draw:image xlink:href="Pictures/10000201000001190000002044031178.png" xlink:type="simple" xlink:show="embed" xlink:actuate="onLoad">
            <text:p/>
          </draw:image>
        </draw:frame>
        <draw:g xml:id="id3" draw:id="id3">
          <draw:custom-shape draw:style-name="gr3" draw:text-style-name="P3" draw:layer="layout" svg:width="4.064cm" svg:height="1.524cm" svg:x="1.862cm" svg:y="4.81cm">
            <text:p text:style-name="P2">Profiler</text:p>
            <text:p text:style-name="P2">Specification</text:p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.404cm" svg:height="1.242cm" svg:x="4.395cm" svg:y="3.976cm">
          <draw:image xlink:href="Pictures/1000020100000244000002011DABBC08.png" xlink:type="simple" xlink:show="embed" xlink:actuate="onLoad">
            <text:p/>
          </draw:image>
        </draw:frame>
        <draw:connector draw:style-name="gr4" draw:text-style-name="P1" draw:layer="layout" draw:type="line" svg:x1="6.612cm" svg:y1="9.277cm" svg:x2="8.6cm" svg:y2="8.174cm" draw:start-shape="id1" draw:start-glue-point="1" draw:end-shape="id2" draw:end-glue-point="3" svg:d="M6612 9277l1988-1103" svg:viewBox="0 0 1989 1104">
          <text:p/>
        </draw:connector>
        <draw:connector draw:style-name="gr4" draw:text-style-name="P1" draw:layer="layout" draw:type="line" svg:x1="3.894cm" svg:y1="6.334cm" svg:x2="3.945cm" svg:y2="8.516cm" draw:start-shape="id3" draw:start-glue-point="2" draw:end-shape="id1" draw:end-glue-point="0" svg:d="M3894 6334l51 2182" svg:viewBox="0 0 52 2183">
          <text:p/>
        </draw:connector>
        <draw:connector draw:style-name="gr4" draw:text-style-name="P1" draw:layer="layout" draw:type="line" svg:x1="10.119cm" svg:y1="7.502cm" svg:x2="12.485cm" svg:y2="5.872cm" draw:end-shape="id4" draw:end-glue-point="3" svg:d="M10119 7502l2366-1630" svg:viewBox="0 0 2367 1631">
          <text:p/>
        </draw:connector>
        <draw:g xml:id="id5" draw:id="id5">
          <draw:frame draw:style-name="gr1" draw:text-style-name="P1" xml:id="id4" draw:id="id4" draw:layer="layout" svg:width="2.928cm" svg:height="2.916cm" svg:x="12.485cm" svg:y="4.414cm">
            <draw:image xlink:href="Pictures/10000201000001000000010058E75715.png" xlink:type="simple" xlink:show="embed" xlink:actuate="onLoad">
              <text:p/>
            </draw:image>
          </draw:frame>
          <draw:frame draw:style-name="gr1" draw:text-style-name="P1" draw:layer="layout" svg:width="1.76cm" svg:height="1.753cm" svg:x="12.073cm" svg:y="2.731cm">
            <draw:image xlink:href="Pictures/10000201000001000000010002DEDBEB.png" xlink:type="simple" xlink:show="embed" xlink:actuate="onLoad">
              <text:p/>
            </draw:image>
          </draw:frame>
          <draw:frame draw:style-name="gr1" draw:text-style-name="P1" draw:layer="layout" svg:width="1.68cm" svg:height="1.673cm" svg:x="14.049cm" svg:y="2.768cm">
            <draw:image xlink:href="Pictures/100002010000020000000200B5F7159F.png" xlink:type="simple" xlink:show="embed" xlink:actuate="onLoad">
              <text:p/>
            </draw:image>
          </draw:frame>
        </draw:g>
        <draw:frame draw:style-name="gr5" draw:text-style-name="P1" xml:id="id6" draw:id="id6" draw:layer="layout" svg:width="4.83cm" svg:height="3.359cm" svg:x="15.967cm" svg:y="7.154cm">
          <draw:image xlink:href="Pictures/1000020100000213000000EEDB7E29EB.png" xlink:type="simple" xlink:show="embed" xlink:actuate="onLoad">
            <text:p/>
          </draw:image>
        </draw:frame>
        <draw:custom-shape draw:style-name="gr6" draw:text-style-name="P5" xml:id="id9" draw:id="id9" draw:layer="layout" svg:width="3.81cm" svg:height="1.778cm" svg:x="22.136cm" svg:y="4.809cm">
          <text:p text:style-name="P4">JV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901cm" svg:y1="7.33cm" svg:x2="15.967cm" svg:y2="8.833cm" draw:start-shape="id5" draw:start-glue-point="2" draw:end-shape="id6" draw:end-glue-point="3" svg:d="M13901 7330v1503h2066" svg:viewBox="0 0 2067 1504">
          <text:p/>
        </draw:connector>
        <draw:connector draw:style-name="gr4" draw:text-style-name="P1" draw:layer="layout" svg:x1="20.797cm" svg:y1="8.833cm" svg:x2="21.318cm" svg:y2="5.444cm" draw:start-shape="id6" draw:start-glue-point="1" draw:end-shape="id7" draw:end-glue-point="2" svg:d="M20797 8833h521v-3389" svg:viewBox="0 0 522 3390">
          <text:p/>
        </draw:connector>
        <draw:custom-shape draw:style-name="gr7" draw:text-style-name="P6" xml:id="id8" draw:id="id8" draw:layer="layout" svg:width="3.81cm" svg:height="1.323cm" svg:x="22.136cm" svg:y="1.209cm">
          <text:p text:style-name="P4">Application</text:p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2.413cm" svg:height="1.397cm" svg:x="20.112cm" svg:y="4.047cm">
          <text:p text:style-name="P4"><text:span text:style-name="T1">Native</text:span></text:p>
          <text:p text:style-name="P4"><text:span text:style-name="T1">Agen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371cm" svg:y1="2.65cm" svg:x2="21.482cm" svg:y2="3.92cm">
          <text:p/>
        </draw:line>
        <draw:connector draw:style-name="gr4" draw:text-style-name="P1" draw:layer="layout" draw:type="line" svg:x1="24.041cm" svg:y1="2.532cm" svg:x2="24.041cm" svg:y2="4.809cm" draw:start-shape="id8" draw:start-glue-point="2" draw:end-shape="id9" draw:end-glue-point="0" svg:d="M24041 2532v2277" svg:viewBox="0 0 1 2278">
          <text:p/>
        </draw:connector>
        <draw:custom-shape draw:style-name="gr9" draw:text-style-name="P8" xml:id="id10" draw:id="id10" draw:layer="layout" svg:width="3.937cm" svg:height="1.451cm" svg:x="1.883cm" svg:y="1.243cm">
          <text:p text:style-name="P4">Software</text:p>
          <text:p text:style-name="P4">abstrac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851cm" svg:y1="2.694cm" svg:x2="3.894cm" svg:y2="4.81cm" draw:start-shape="id10" draw:start-glue-point="2" draw:end-shape="id3" draw:end-glue-point="0" svg:d="M3851 2694l43 2116" svg:viewBox="0 0 44 2117">
          <text:p/>
        </draw:connector>
        <draw:frame draw:style-name="gr10" draw:text-style-name="P9" draw:layer="layout" svg:width="4.445cm" svg:height="2.286cm" svg:x="1.635cm" svg:y="10.514cm">
          <draw:text-box>
            <text:p>Language</text:p>
            <text:p>Editor</text:p>
          </draw:text-box>
        </draw:frame>
        <draw:frame draw:style-name="gr10" draw:text-style-name="P9" draw:layer="layout" svg:width="4.445cm" svg:height="2.286cm" svg:x="8.036cm" svg:y="9.614cm">
          <draw:text-box>
            <text:p>Profiler</text:p>
            <text:p>Generator</text:p>
          </draw:text-box>
        </draw:frame>
        <draw:frame draw:style-name="gr11" draw:text-style-name="P9" draw:layer="layout" svg:width="5.159cm" svg:height="1.164cm" svg:x="11.922cm" svg:y="1.414cm">
          <draw:text-box>
            <text:p>Memory Profiler</text:p>
          </draw:text-box>
        </draw:frame>
        <draw:frame draw:style-name="gr10" draw:text-style-name="P9" draw:layer="layout" svg:width="7.493cm" svg:height="2.286cm" svg:x="14.843cm" svg:y="10.814cm">
          <draw:text-box>
            <text:p>Repository of profil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07:54:21.893946507</meta:creation-date>
    <dc:date>2015-10-13T08:33:17.352379210</dc:date>
    <meta:editing-duration>PT14M25S</meta:editing-duration>
    <meta:editing-cycles>2</meta:editing-cycles>
    <meta:generator>LibreOffice/4.4.2.2$Linux_X86_64 LibreOffice_project/40m0$Build-2</meta:generator>
    <meta:document-statistic meta:object-count="26"/>
  </office:meta>
</office:document-meta>
</file>